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.35cm" fo:min-width="5.8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1.35cm" fo:min-width="5.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35cm" fo:min-width="5.8cm"/>
    </style:style>
    <style:style style:name="gr5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text-properties fo:font-size="20pt" fo:font-weight="bold" style:font-size-asian="18pt" style:font-size-complex="18pt"/>
    </style:style>
    <style:style style:name="P2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" style:family="paragraph">
      <style:paragraph-properties fo:text-align="center"/>
      <style:text-properties fo:font-size="18pt" fo:font-weight="bold" style:font-size-asian="18pt" style:font-size-complex="18pt"/>
    </style:style>
    <style:style style:name="P4" style:family="paragraph">
      <loext:graphic-properties draw:fill-color="#c5000b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-color="#579d1c"/>
      <style:paragraph-properties fo:text-align="center"/>
      <style:text-properties fo:font-size="18pt" fo:font-weight="bold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font-size="18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cc0000" fo:font-size="18pt" fo:font-weight="bold" style:font-size-asian="18pt" style:font-size-complex="18pt"/>
    </style:style>
    <style:style style:name="P9" style:family="paragraph">
      <loext:graphic-properties draw:fill="none" draw:fill-color="#ffffff"/>
      <style:text-properties fo:color="#cc0000" fo:font-size="18pt" fo:font-weight="bold" style:font-size-asian="18pt" style:font-size-complex="18pt"/>
    </style:style>
    <style:style style:name="P10" style:family="paragraph">
      <style:text-properties fo:color="#009900"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009900" fo:font-size="18pt" fo:font-weight="bold" style:font-size-asian="18pt" style:font-size-complex="18pt"/>
    </style:style>
    <style:style style:name="P12" style:family="paragraph">
      <style:text-properties fo:color="#000000" fo:font-size="18pt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000000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5.493cm" svg:height="1.038cm" svg:x="11.557cm" svg:y="5.981cm">
            <draw:text-box>
              <text:p text:style-name="P1">The TDD Cycle</text:p>
            </draw:text-box>
          </draw:frame>
          <draw:custom-shape draw:style-name="gr2" draw:text-style-name="P4" draw:layer="layout" svg:width="6.3cm" svg:height="1.6cm" svg:x="11.35cm" svg:y="8.419cm">
            <text:p text:style-name="P3">RED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3cm" svg:height="1.6cm" svg:x="20.15cm" svg:y="13.119cm">
            <text:p text:style-name="P3">GREE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6.3cm" svg:height="1.6cm" svg:x="3.25cm" svg:y="13.119cm">
            <text:p text:style-name="P3">Refacto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7" draw:layer="layout" svg:x1="17.65cm" svg:y1="9.119cm" svg:x2="22.95cm" svg:y2="13.119cm">
            <text:p/>
          </draw:line>
          <draw:line draw:style-name="gr6" draw:text-style-name="P7" draw:layer="layout" svg:x1="20.15cm" svg:y1="13.819cm" svg:x2="9.55cm" svg:y2="13.819cm">
            <text:p/>
          </draw:line>
          <draw:line draw:style-name="gr7" draw:text-style-name="P7" draw:layer="layout" svg:x1="6.35cm" svg:y1="13.119cm" svg:x2="11.35cm" svg:y2="8.919cm">
            <text:p/>
          </draw:line>
          <draw:frame draw:style-name="gr1" draw:text-style-name="P9" draw:layer="layout" svg:width="4.663cm" svg:height="0.962cm" svg:x="20.25cm" svg:y="10.119cm">
            <draw:text-box>
              <text:p text:style-name="P8">Make it works</text:p>
            </draw:text-box>
          </draw:frame>
          <draw:frame draw:style-name="gr8" draw:text-style-name="P11" draw:layer="layout" svg:width="4.591cm" svg:height="0.962cm" svg:x="12.659cm" svg:y="14.057cm">
            <draw:text-box>
              <text:p text:style-name="P10">Make it better</text:p>
            </draw:text-box>
          </draw:frame>
          <draw:frame draw:style-name="gr9" draw:text-style-name="P13" draw:layer="layout" svg:width="4.191cm" svg:height="0.962cm" svg:x="4.359cm" svg:y="10.257cm">
            <draw:text-box>
              <text:p text:style-name="P12">Next featur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2:26:56.390000000</meta:creation-date>
    <dc:date>2015-11-16T12:37:25.756000000</dc:date>
    <meta:editing-duration>PT10M30S</meta:editing-duration>
    <meta:editing-cycles>2</meta:editing-cycles>
    <meta:generator>LibreOffice/4.4.1.2$Windows_x86 LibreOffice_project/45e2de17089c24a1fa810c8f975a7171ba4cd432</meta:generator>
    <meta:document-statistic meta:object-count="11"/>
  </office:meta>
</office:document-meta>
</file>